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3.443cm"/>
    </style:style>
    <style:style style:name="co4" style:family="table-column">
      <style:table-column-properties fo:break-before="auto" style:column-width="3.5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 style:data-style-name="N10000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border="0.74pt solid #000000"/>
    </style:style>
    <style:style style:name="ce5" style:family="table-cell" style:parent-style-name="Default">
      <style:table-cell-properties fo:background-color="#729fcf" fo:border="0.74pt solid #000000"/>
    </style:style>
    <style:style style:name="ce6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oqueantes" table:style-name="ta1">
        <table:shapes>
          <draw:frame draw:z-index="0" draw:style-name="gr1" draw:text-style-name="P1" svg:width="16.01cm" svg:height="10.048cm" svg:x="2.257cm" svg:y="7.675cm">
            <draw:object draw:notify-on-update-of-ranges="Bloqueantes.B14:Bloqueantes.E14 Bloqueantes.B15:Bloqueantes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73604" calcext:value-type="float">
            <text:p>0.773604</text:p>
          </table:table-cell>
          <table:table-cell office:value-type="float" office:value="1.250636" calcext:value-type="float">
            <text:p>1.250636</text:p>
          </table:table-cell>
          <table:table-cell office:value-type="float" office:value="2.152946" calcext:value-type="float">
            <text:p>2.152946</text:p>
          </table:table-cell>
          <table:table-cell office:value-type="float" office:value="3.232712" calcext:value-type="float">
            <text:p>3.232712</text:p>
          </table:table-cell>
          <table:table-cell/>
          <table:table-cell table:style-name="ce5" office:value-type="string" calcext:value-type="string">
            <text:p>Número Mensagens</text:p>
          </table:table-cell>
          <table:table-cell/>
        </table:table-row>
        <table:table-row table:style-name="ro1">
          <table:table-cell/>
          <table:table-cell office:value-type="float" office:value="1.015278" calcext:value-type="float">
            <text:p>1.015278</text:p>
          </table:table-cell>
          <table:table-cell office:value-type="float" office:value="1.245943" calcext:value-type="float">
            <text:p>1.245943</text:p>
          </table:table-cell>
          <table:table-cell office:value-type="float" office:value="2.265583" calcext:value-type="float">
            <text:p>2.265583</text:p>
          </table:table-cell>
          <table:table-cell office:value-type="float" office:value="2.680333" calcext:value-type="float">
            <text:p>2.680333</text:p>
          </table:table-cell>
          <table:table-cell/>
          <table:table-cell table:style-name="ce6" office:value-type="float" office:value="262144" calcext:value-type="float">
            <text:p>262144</text:p>
          </table:table-cell>
          <table:table-cell/>
        </table:table-row>
        <table:table-row table:style-name="ro1">
          <table:table-cell/>
          <table:table-cell office:value-type="float" office:value="0.989728" calcext:value-type="float">
            <text:p>0.989728</text:p>
          </table:table-cell>
          <table:table-cell office:value-type="float" office:value="1.130689" calcext:value-type="float">
            <text:p>1.130689</text:p>
          </table:table-cell>
          <table:table-cell office:value-type="float" office:value="2.232514" calcext:value-type="float">
            <text:p>2.232514</text:p>
          </table:table-cell>
          <table:table-cell office:value-type="float" office:value="2.75157" calcext:value-type="float">
            <text:p>2.751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06987" calcext:value-type="float">
            <text:p>0.906987</text:p>
          </table:table-cell>
          <table:table-cell office:value-type="float" office:value="1.306376" calcext:value-type="float">
            <text:p>1.306376</text:p>
          </table:table-cell>
          <table:table-cell office:value-type="float" office:value="2.096101" calcext:value-type="float">
            <text:p>2.096101</text:p>
          </table:table-cell>
          <table:table-cell office:value-type="float" office:value="2.810457" calcext:value-type="float">
            <text:p>2.8104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6466" calcext:value-type="float">
            <text:p>0.96466</text:p>
          </table:table-cell>
          <table:table-cell office:value-type="float" office:value="1.283009" calcext:value-type="float">
            <text:p>1.283009</text:p>
          </table:table-cell>
          <table:table-cell office:value-type="float" office:value="2.099516" calcext:value-type="float">
            <text:p>2.099516</text:p>
          </table:table-cell>
          <table:table-cell office:value-type="float" office:value="2.976601" calcext:value-type="float">
            <text:p>2.976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38036" calcext:value-type="float">
            <text:p>0.938036</text:p>
          </table:table-cell>
          <table:table-cell office:value-type="float" office:value="1.529889" calcext:value-type="float">
            <text:p>1.529889</text:p>
          </table:table-cell>
          <table:table-cell office:value-type="float" office:value="2.145207" calcext:value-type="float">
            <text:p>2.145207</text:p>
          </table:table-cell>
          <table:table-cell office:value-type="float" office:value="2.82699" calcext:value-type="float">
            <text:p>2.826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54933" calcext:value-type="float">
            <text:p>0.954933</text:p>
          </table:table-cell>
          <table:table-cell office:value-type="float" office:value="1.296753" calcext:value-type="float">
            <text:p>1.296753</text:p>
          </table:table-cell>
          <table:table-cell office:value-type="float" office:value="2.189625" calcext:value-type="float">
            <text:p>2.189625</text:p>
          </table:table-cell>
          <table:table-cell office:value-type="float" office:value="2.774356" calcext:value-type="float">
            <text:p>2.7743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2544" calcext:value-type="float">
            <text:p>0.852544</text:p>
          </table:table-cell>
          <table:table-cell office:value-type="float" office:value="1.312271" calcext:value-type="float">
            <text:p>1.312271</text:p>
          </table:table-cell>
          <table:table-cell office:value-type="float" office:value="2.169922" calcext:value-type="float">
            <text:p>2.169922</text:p>
          </table:table-cell>
          <table:table-cell office:value-type="float" office:value="2.824817" calcext:value-type="float">
            <text:p>2.8248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99478" calcext:value-type="float">
            <text:p>0.999478</text:p>
          </table:table-cell>
          <table:table-cell office:value-type="float" office:value="1.349657" calcext:value-type="float">
            <text:p>1.349657</text:p>
          </table:table-cell>
          <table:table-cell office:value-type="float" office:value="2.105952" calcext:value-type="float">
            <text:p>2.105952</text:p>
          </table:table-cell>
          <table:table-cell office:value-type="float" office:value="2.870618" calcext:value-type="float">
            <text:p>2.8706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29284" calcext:value-type="float">
            <text:p>0.629284</text:p>
          </table:table-cell>
          <table:table-cell office:value-type="float" office:value="0.598972" calcext:value-type="float">
            <text:p>0.598972</text:p>
          </table:table-cell>
          <table:table-cell office:value-type="float" office:value="2.154795" calcext:value-type="float">
            <text:p>2.154795</text:p>
          </table:table-cell>
          <table:table-cell office:value-type="float" office:value="2.796066" calcext:value-type="float">
            <text:p>2.796066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Tamanh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3:.B12])/10" office:value-type="float" office:value="0.9024532" calcext:value-type="float">
            <text:p>0.9024532</text:p>
          </table:table-cell>
          <table:table-cell table:style-name="ce4" table:formula="of:=SUM([.C3:.C12])/10" office:value-type="float" office:value="1.2304195" calcext:value-type="float">
            <text:p>1.2304195</text:p>
          </table:table-cell>
          <table:table-cell table:style-name="ce4" table:formula="of:=SUM([.D3:.D12])/10" office:value-type="float" office:value="2.1612161" calcext:value-type="float">
            <text:p>2.1612161</text:p>
          </table:table-cell>
          <table:table-cell table:style-name="ce4" table:formula="of:=SUM([.E3:.E12])/10" office:value-type="float" office:value="2.854452" calcext:value-type="float">
            <text:p>2.85445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azão</text:p>
          </table:table-cell>
          <table:table-cell table:style-name="ce4" table:formula="of:=[.G4]/[.B15]" office:value-type="float" office:value="290479.329011189" calcext:value-type="float">
            <text:p>290479.329011189</text:p>
          </table:table-cell>
          <table:table-cell table:style-name="ce4" table:formula="of:=[.G4]/[.C15]" office:value-type="float" office:value="213052.540210879" calcext:value-type="float">
            <text:p>213052.540210879</text:p>
          </table:table-cell>
          <table:table-cell table:style-name="ce4" table:formula="of:=[.G4]/[.D15]" office:value-type="float" office:value="121294.672938999" calcext:value-type="float">
            <text:p>121294.672938999</text:p>
          </table:table-cell>
          <table:table-cell table:style-name="ce4" table:formula="of:=[.G4]/[.E15]" office:value-type="float" office:value="91836.8919848714" calcext:value-type="float">
            <text:p>91836.8919848714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>
            <draw:frame draw:z-index="1" draw:style-name="gr1" draw:text-style-name="P1" svg:width="16.01cm" svg:height="10.048cm" svg:x="0cm" svg:y="0.001cm">
              <draw:object draw:notify-on-update-of-ranges="Bloqueantes.B14:Bloqueantes.E14 Bloqueantes.B16:Bloqueantes.E1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calcext:sparkline-groups>
          <calcext:sparkline-group calcext:id="{48773EDD-37CB-4B24-8B6E-8FF038918C60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Bloqueantes.B15" calcext:data-range="Bloqueantes.B2:Bloqueantes.B2"/>
              <calcext:sparkline calcext:cell-address="Bloqueantes.C15" calcext:data-range="Bloqueantes.C2:Bloqueantes.C2"/>
              <calcext:sparkline calcext:cell-address="Bloqueantes.D15" calcext:data-range="Bloqueantes.D2:Bloqueantes.D2"/>
              <calcext:sparkline calcext:cell-address="Bloqueantes.E15" calcext:data-range="Bloqueantes.E2:Bloqueantes.E2"/>
            </calcext:sparklines>
          </calcext:sparkline-group>
        </calcext:sparkline-groups>
      </table:table>
      <table:table table:name="Não-Bloqueantes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1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94869" calcext:value-type="float">
            <text:p>0.994869</text:p>
          </table:table-cell>
          <table:table-cell office:value-type="float" office:value="1.314632" calcext:value-type="float">
            <text:p>1.314632</text:p>
          </table:table-cell>
          <table:table-cell office:value-type="float" office:value="2.232792" calcext:value-type="float">
            <text:p>2.232792</text:p>
          </table:table-cell>
          <table:table-cell office:value-type="float" office:value="2.659569" calcext:value-type="float">
            <text:p>2.659569</text:p>
          </table:table-cell>
          <table:table-cell/>
          <table:table-cell table:style-name="ce5" office:value-type="string" calcext:value-type="string">
            <text:p>Número Mensagens</text:p>
          </table:table-cell>
        </table:table-row>
        <table:table-row table:style-name="ro1">
          <table:table-cell/>
          <table:table-cell office:value-type="float" office:value="0.963083" calcext:value-type="float">
            <text:p>0.963083</text:p>
          </table:table-cell>
          <table:table-cell office:value-type="float" office:value="1.359484" calcext:value-type="float">
            <text:p>1.359484</text:p>
          </table:table-cell>
          <table:table-cell office:value-type="float" office:value="2.244809" calcext:value-type="float">
            <text:p>2.244809</text:p>
          </table:table-cell>
          <table:table-cell office:value-type="float" office:value="2.780237" calcext:value-type="float">
            <text:p>2.780237</text:p>
          </table:table-cell>
          <table:table-cell/>
          <table:table-cell table:style-name="ce6" office:value-type="float" office:value="262144" calcext:value-type="float">
            <text:p>262144</text:p>
          </table:table-cell>
        </table:table-row>
        <table:table-row table:style-name="ro1">
          <table:table-cell/>
          <table:table-cell office:value-type="float" office:value="0.952234" calcext:value-type="float">
            <text:p>0.952234</text:p>
          </table:table-cell>
          <table:table-cell office:value-type="float" office:value="0.99712" calcext:value-type="float">
            <text:p>0.99712</text:p>
          </table:table-cell>
          <table:table-cell office:value-type="float" office:value="2.185042" calcext:value-type="float">
            <text:p>2.185042</text:p>
          </table:table-cell>
          <table:table-cell office:value-type="float" office:value="2.682468" calcext:value-type="float">
            <text:p>2.6824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5359" calcext:value-type="float">
            <text:p>0.95359</text:p>
          </table:table-cell>
          <table:table-cell office:value-type="float" office:value="1.33654" calcext:value-type="float">
            <text:p>1.33654</text:p>
          </table:table-cell>
          <table:table-cell office:value-type="float" office:value="2.025668" calcext:value-type="float">
            <text:p>2.025668</text:p>
          </table:table-cell>
          <table:table-cell office:value-type="float" office:value="2.760337" calcext:value-type="float">
            <text:p>2.7603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07281" calcext:value-type="float">
            <text:p>0.907281</text:p>
          </table:table-cell>
          <table:table-cell office:value-type="float" office:value="1.306086" calcext:value-type="float">
            <text:p>1.306086</text:p>
          </table:table-cell>
          <table:table-cell office:value-type="float" office:value="2.131294" calcext:value-type="float">
            <text:p>2.131294</text:p>
          </table:table-cell>
          <table:table-cell office:value-type="float" office:value="2.882599" calcext:value-type="float">
            <text:p>2.8825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83785" calcext:value-type="float">
            <text:p>0.883785</text:p>
          </table:table-cell>
          <table:table-cell office:value-type="float" office:value="1.314959" calcext:value-type="float">
            <text:p>1.314959</text:p>
          </table:table-cell>
          <table:table-cell office:value-type="float" office:value="2.204096" calcext:value-type="float">
            <text:p>2.204096</text:p>
          </table:table-cell>
          <table:table-cell office:value-type="float" office:value="2.782821" calcext:value-type="float">
            <text:p>2.7828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12903" calcext:value-type="float">
            <text:p>0.912903</text:p>
          </table:table-cell>
          <table:table-cell office:value-type="float" office:value="1.313095" calcext:value-type="float">
            <text:p>1.313095</text:p>
          </table:table-cell>
          <table:table-cell office:value-type="float" office:value="2.240636" calcext:value-type="float">
            <text:p>2.240636</text:p>
          </table:table-cell>
          <table:table-cell office:value-type="float" office:value="2.685397" calcext:value-type="float">
            <text:p>2.6853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00947" calcext:value-type="float">
            <text:p>0.900947</text:p>
          </table:table-cell>
          <table:table-cell office:value-type="float" office:value="1.253519" calcext:value-type="float">
            <text:p>1.253519</text:p>
          </table:table-cell>
          <table:table-cell office:value-type="float" office:value="2.177727" calcext:value-type="float">
            <text:p>2.177727</text:p>
          </table:table-cell>
          <table:table-cell office:value-type="float" office:value="2.843931" calcext:value-type="float">
            <text:p>2.8439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55399" calcext:value-type="float">
            <text:p>0.955399</text:p>
          </table:table-cell>
          <table:table-cell office:value-type="float" office:value="1.360221" calcext:value-type="float">
            <text:p>1.360221</text:p>
          </table:table-cell>
          <table:table-cell office:value-type="float" office:value="1.999428" calcext:value-type="float">
            <text:p>1.999428</text:p>
          </table:table-cell>
          <table:table-cell office:value-type="float" office:value="2.724528" calcext:value-type="float">
            <text:p>2.7245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10379" calcext:value-type="float">
            <text:p>0.910379</text:p>
          </table:table-cell>
          <table:table-cell office:value-type="float" office:value="1.285215" calcext:value-type="float">
            <text:p>1.285215</text:p>
          </table:table-cell>
          <table:table-cell office:value-type="float" office:value="2.092502" calcext:value-type="float">
            <text:p>2.092502</text:p>
          </table:table-cell>
          <table:table-cell office:value-type="float" office:value="2.949275" calcext:value-type="float">
            <text:p>2.949275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Tamanh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3:.B12])/10" office:value-type="float" office:value="0.933447" calcext:value-type="float">
            <text:p>0.933447</text:p>
          </table:table-cell>
          <table:table-cell table:style-name="ce4" table:formula="of:=SUM([.C3:.C12])/10" office:value-type="float" office:value="1.2840871" calcext:value-type="float">
            <text:p>1.2840871</text:p>
          </table:table-cell>
          <table:table-cell table:style-name="ce4" table:formula="of:=SUM([.D3:.D12])/10" office:value-type="float" office:value="2.1533994" calcext:value-type="float">
            <text:p>2.1533994</text:p>
          </table:table-cell>
          <table:table-cell table:style-name="ce4" table:formula="of:=SUM([.E3:.E12])/10" office:value-type="float" office:value="2.7751162" calcext:value-type="float">
            <text:p>2.77511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azão</text:p>
          </table:table-cell>
          <table:table-cell table:style-name="ce4" table:formula="of:=[.G4]/[.B15]" office:value-type="float" office:value="280834.369814248" calcext:value-type="float">
            <text:p>280834.369814248</text:p>
          </table:table-cell>
          <table:table-cell table:style-name="ce4" table:formula="of:=[.G4]/[.C15]" office:value-type="float" office:value="204148.145402286" calcext:value-type="float">
            <text:p>204148.145402286</text:p>
          </table:table-cell>
          <table:table-cell table:style-name="ce4" table:formula="of:=[.G4]/[.D15]" office:value-type="float" office:value="121734.964726005" calcext:value-type="float">
            <text:p>121734.964726005</text:p>
          </table:table-cell>
          <table:table-cell table:style-name="ce4" table:formula="of:=[.G4]/[.E15]" office:value-type="float" office:value="94462.350801743" calcext:value-type="float">
            <text:p>94462.35080174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>
            <draw:frame draw:z-index="0" draw:style-name="gr1" draw:text-style-name="P1" svg:width="16.01cm" svg:height="10.048cm" svg:x="0.038cm" svg:y="0.054cm">
              <draw:object draw:notify-on-update-of-ranges="'Não-Bloqueantes'.B14:'Não-Bloqueantes'.E14 'Não-Bloqueantes'.B16:'Não-Bloqueantes'.E1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3"/>
          <table:table-cell table:number-columns-repeated="2"/>
        </table:table-row>
        <calcext:sparkline-groups>
          <calcext:sparkline-group calcext:id="{48773EDD-37CB-4B24-8B6E-8FF038918C60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'Não-Bloqueantes'.B15" calcext:data-range="Bloqueantes.B2:Bloqueantes.B2"/>
              <calcext:sparkline calcext:cell-address="'Não-Bloqueantes'.C15" calcext:data-range="Bloqueantes.C2:Bloqueantes.C2"/>
              <calcext:sparkline calcext:cell-address="'Não-Bloqueantes'.D15" calcext:data-range="Bloqueantes.D2:Bloqueantes.D2"/>
              <calcext:sparkline calcext:cell-address="'Não-Bloqueantes'.E15" calcext:data-range="Bloqueantes.E2:Bloqueantes.E2"/>
            </calcext:sparklines>
          </calcext:sparkline-group>
        </calcext:sparkline-group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3T17:11:53.904000000</meta:creation-date>
    <dc:date>2022-12-23T18:37:12.667000000</dc:date>
    <meta:editing-duration>PT1H25M18S</meta:editing-duration>
    <meta:editing-cycles>3</meta:editing-cycles>
    <meta:generator>LibreOffice/7.4.3.2$Windows_X86_64 LibreOffice_project/1048a8393ae2eeec98dff31b5c133c5f1d08b890</meta:generator>
    <meta:document-statistic meta:table-count="2" meta:cell-count="122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10.049cm" xlink:href=".." xlink:type="simple" chart:class="chart:line" chart:style-name="ch1">
        <chart:title svg:x="5.964cm" svg:y="0.336cm" chart:style-name="ch2">
          <text:p>Tempo Total Médio </text:p>
        </chart:title>
        <chart:subtitle svg:x="6.421cm" svg:y="0.887cm" chart:style-name="ch3">
          <text:p>MPI Bloqueantes</text:p>
        </chart:subtitle>
        <chart:legend chart:legend-position="end" svg:x="13.714cm" svg:y="4.725cm" style:legend-expansion="high" chart:style-name="ch4"/>
        <chart:plot-area chart:style-name="ch5" table:cell-range-address="Bloqueantes.B14:Bloqueantes.E15" chart:data-source-has-labels="both" svg:x="0.593cm" svg:y="0.023cm" svg:width="12.725cm" svg:height="9.546cm">
          <chart:coordinate-region svg:x="1.32cm" svg:y="0.222cm" svg:width="11.533cm" svg:height="8.7cm"/>
          <chart:axis chart:dimension="x" chart:name="primary-x" chart:style-name="ch6" chartooo:axis-type="auto">
            <chartooo:date-scale/>
            <chart:title svg:x="4.752cm" svg:y="9.487cm" chart:style-name="ch7">
              <text:p>Tamanho das Mensagens (bytes)</text:p>
            </chart:title>
            <chart:categories table:cell-range-address="Bloqueantes.B14:Bloqueantes.E14"/>
          </chart:axis>
          <chart:axis chart:dimension="y" chart:name="primary-y" chart:style-name="ch6">
            <chart:title svg:x="0cm" svg:y="6.705cm" chart:style-name="ch8">
              <text:p>Tempo Médio (segundos)</text:p>
            </chart:title>
            <chart:grid chart:style-name="ch9" chart:class="major"/>
          </chart:axis>
          <chart:series chart:style-name="ch10" chart:values-cell-range-address="Bloqueantes.B15:Bloqueantes.E15" loext:label-string="tempo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Bloqueantes.B14:Bloqueantes.E14</svg:desc>
                </draw:g>
              </table:table-cell>
              <table:table-cell office:value-type="float" office:value="0.9024532">
                <text:p>0.9024532</text:p>
                <draw:g>
                  <svg:desc>Bloqueantes.B15:Bloqueantes.E15</svg:desc>
                </draw:g>
              </table:table-cell>
            </table:table-row>
            <table:table-row>
              <table:table-cell office:value-type="string"/>
              <table:table-cell office:value-type="float" office:value="1.2304195">
                <text:p>1.2304195</text:p>
              </table:table-cell>
            </table:table-row>
            <table:table-row>
              <table:table-cell office:value-type="string"/>
              <table:table-cell office:value-type="float" office:value="2.1612161">
                <text:p>2.1612161</text:p>
              </table:table-cell>
            </table:table-row>
            <table:table-row>
              <table:table-cell office:value-type="string"/>
              <table:table-cell office:value-type="float" office:value="2.854452">
                <text:p>2.854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minimum="50000" chart:maximum="3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049cm" xlink:href=".." xlink:type="simple" chart:class="chart:line" chart:style-name="ch1">
        <chart:title svg:x="6.639cm" svg:y="0.336cm" chart:style-name="ch2">
          <text:p>Vazão Média</text:p>
        </chart:title>
        <chart:subtitle svg:x="6.421cm" svg:y="0.887cm" chart:style-name="ch3">
          <text:p>MPI Bloqueantes</text:p>
        </chart:subtitle>
        <chart:legend chart:legend-position="end" svg:x="11.009cm" svg:y="4.168cm" style:legend-expansion="custom" svg:width="2.43cm" svg:height="0.598cm" style:legend-expansion-aspect-ratio="4.06354515050167" chart:style-name="ch4"/>
        <chart:plot-area chart:style-name="ch5" table:cell-range-address="Bloqueantes.B14:Bloqueantes.E14 Bloqueantes.B16:Bloqueantes.E16" chart:data-source-has-labels="both" svg:x="0.836cm" svg:y="-0.005cm" svg:width="13.357cm" svg:height="9.543cm">
          <chart:coordinate-region svg:x="2.198cm" svg:y="0.194cm" svg:width="11.53cm" svg:height="8.697cm"/>
          <chart:axis chart:dimension="x" chart:name="primary-x" chart:style-name="ch6" chartooo:axis-type="auto">
            <chartooo:date-scale/>
            <chart:title svg:x="4.752cm" svg:y="9.487cm" chart:style-name="ch7">
              <text:p>Tamanho das Mensagens (bytes)</text:p>
            </chart:title>
            <chart:categories table:cell-range-address="Bloqueantes.B14:Bloqueantes.E14"/>
          </chart:axis>
          <chart:axis chart:dimension="y" chart:name="primary-y" chart:style-name="ch8">
            <chart:title svg:x="0cm" svg:y="7.443cm" chart:style-name="ch9">
              <text:p>Vazão Média (mensagens/segundo)</text:p>
            </chart:title>
            <chart:grid chart:style-name="ch10" chart:class="major"/>
          </chart:axis>
          <chart:series chart:style-name="ch11" chart:values-cell-range-address="Bloqueantes.B16:Bloqueantes.E16" loext:label-string="vazao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zao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Bloqueantes.B14:Bloqueantes.E14</svg:desc>
                </draw:g>
              </table:table-cell>
              <table:table-cell office:value-type="float" office:value="290479.329011189">
                <text:p>290479.329011189</text:p>
                <draw:g>
                  <svg:desc>Bloqueantes.B16:Bloqueantes.E16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13052.540210879">
                <text:p>213052.54021087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21294.672938999">
                <text:p>121294.672938999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91836.8919848714">
                <text:p>91836.8919848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minimum="50000" chart:maximum="3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049cm" xlink:href=".." xlink:type="simple" chart:class="chart:line" chart:style-name="ch1">
        <chart:title svg:x="6.639cm" svg:y="0.336cm" chart:style-name="ch2">
          <text:p>Vazão Média</text:p>
        </chart:title>
        <chart:subtitle svg:x="6.422cm" svg:y="0.887cm" chart:style-name="ch3">
          <text:p>MPI Não-Bloqueantes</text:p>
        </chart:subtitle>
        <chart:legend chart:legend-position="end" svg:x="11.009cm" svg:y="4.168cm" style:legend-expansion="custom" svg:width="2.43cm" svg:height="0.598cm" style:legend-expansion-aspect-ratio="4.06354515050167" chart:style-name="ch4"/>
        <chart:plot-area chart:style-name="ch5" table:cell-range-address="'Não-Bloqueantes'.B14:'Não-Bloqueantes'.E14 'Não-Bloqueantes'.B16:'Não-Bloqueantes'.E16" chart:data-source-has-labels="both" svg:x="0.836cm" svg:y="-0.005cm" svg:width="13.357cm" svg:height="9.543cm">
          <chart:coordinate-region svg:x="2.198cm" svg:y="0.194cm" svg:width="11.53cm" svg:height="8.697cm"/>
          <chart:axis chart:dimension="x" chart:name="primary-x" chart:style-name="ch6" chartooo:axis-type="auto">
            <chartooo:date-scale/>
            <chart:title svg:x="4.752cm" svg:y="9.487cm" chart:style-name="ch7">
              <text:p>Tamanho das Mensagens (bytes)</text:p>
            </chart:title>
            <chart:categories table:cell-range-address="'Não-Bloqueantes'.B14:'Não-Bloqueantes'.E14"/>
          </chart:axis>
          <chart:axis chart:dimension="y" chart:name="primary-y" chart:style-name="ch8">
            <chart:title svg:x="0cm" svg:y="7.443cm" chart:style-name="ch9">
              <text:p>Vazão Média (mensagens/segundo)</text:p>
            </chart:title>
            <chart:grid chart:style-name="ch10" chart:class="major"/>
          </chart:axis>
          <chart:series chart:style-name="ch11" chart:values-cell-range-address="'Não-Bloqueantes'.B16:'Não-Bloqueantes'.E16" loext:label-string="vazao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zao</text:p>
              </table:table-cell>
            </table:table-row>
          </table:table-header-rows>
          <table:table-rows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Não-Bloqueantes'.B14:'Não-Bloqueantes'.E14</svg:desc>
                </draw:g>
              </table:table-cell>
              <table:table-cell office:value-type="float" office:value="280834.369814248">
                <text:p>280834.369814248</text:p>
                <draw:g>
                  <svg:desc>'Não-Bloqueantes'.B16:'Não-Bloqueantes'.E16</svg:desc>
                </draw:g>
              </table:table-cell>
            </table:table-row>
            <table:table-row>
              <table:table-cell office:value-type="string"/>
              <table:table-cell office:value-type="float" office:value="204148.145402286">
                <text:p>204148.145402286</text:p>
              </table:table-cell>
            </table:table-row>
            <table:table-row>
              <table:table-cell office:value-type="string"/>
              <table:table-cell office:value-type="float" office:value="121734.964726005">
                <text:p>121734.964726005</text:p>
              </table:table-cell>
            </table:table-row>
            <table:table-row>
              <table:table-cell office:value-type="string"/>
              <table:table-cell office:value-type="float" office:value="94462.350801743">
                <text:p>94462.3508017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